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T:</text:p>
      <text:p text:style-name="P1"><text:span text:style-name="T1"><text:tab/>-Von jeweils 8x8 Blöcken nur auf die so und so viel wichtigsten pixel reduz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19:03.55</meta:creation-date>
    <meta:document-statistic meta:table-count="0" meta:image-count="0" meta:object-count="0" meta:page-count="1" meta:paragraph-count="2" meta:word-count="15" meta:character-count="85"/>
    <dc:date>2014-01-09T14:25:13.96</dc:date>
    <meta:editing-duration>PT6M10S</meta:editing-duration>
    <meta:editing-cycles>1</meta:editing-cycles>
    <meta:generator>OpenOffice.org/3.4.1$Win32 OpenOffice.org_project/341m1$Build-9593</meta:generator>
  </office:meta>
</office:document-meta>
</file>